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Heading_20_1" style:master-page-name="HTML">
      <style:paragraph-properties style:page-number="auto"/>
    </style:style>
    <style:style style:name="T1" style:family="text">
      <style:text-properties fo:font-style="italic"/>
    </style:style>
    <style:style style:name="T2" style:family="text">
      <style:text-properties fo:color="#006633" fo:font-size="7pt"/>
    </style:style>
    <style:style style:name="T3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ufgaben ReSi - Teil 2 </text:h>
      <text:h text:style-name="Heading_20_2" text:outline-level="2">Aufgabenstellung </text:h>
      <text:p text:style-name="P1">Finden Sie alle Fehler in der Web-Applikation <text:span text:style-name="T1">webras</text:span>.<text:line-break/></text:p>
      <text:h text:style-name="Heading_20_2" text:outline-level="2">Execution-Flow </text:h>
      <text:p text:style-name="Text_20_body"><text:span text:style-name="T3">webras.php</text:span> --&gt; <text:span text:style-name="T3">webras-login.php</text:span> --&gt; <text:span text:style-name="T3">webras-memeber.php</text:span> --&gt; <text:span text:style-name="T3">webras-logout.php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3" meta:character-count="187"/>
  </office:meta>
</office:document-meta>
</file>